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Tabela1" style:family="table">
      <style:table-properties style:width="16.99cm" table:align="left"/>
    </style:style>
    <style:style style:name="Tabela1.A" style:family="table-column">
      <style:table-column-properties style:column-width="3.33cm"/>
    </style:style>
    <style:style style:name="Tabela1.B" style:family="table-column">
      <style:table-column-properties style:column-width="13.6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63ad7" officeooo:paragraph-rsid="00163ad7"/>
    </style:style>
    <style:style style:name="P2" style:family="paragraph" style:parent-style-name="Text_20_body">
      <style:text-properties fo:font-weight="bold" officeooo:rsid="00163ad7" officeooo:paragraph-rsid="00163ad7" style:font-weight-asian="bold" style:font-weight-complex="bold"/>
    </style:style>
    <style:style style:name="P3" style:family="paragraph" style:parent-style-name="Table_20_Contents">
      <style:text-properties fo:font-weight="bold" officeooo:rsid="00163ad7" officeooo:paragraph-rsid="00163ad7" style:font-weight-asian="bold" style:font-weight-complex="bold"/>
    </style:style>
    <style:style style:name="P4" style:family="paragraph" style:parent-style-name="Table_20_Contents">
      <style:text-properties fo:font-weight="bold" officeooo:rsid="0019082b" officeooo:paragraph-rsid="0019082b" style:font-weight-asian="bold" style:font-weight-complex="bold"/>
    </style:style>
    <style:style style:name="P5" style:family="paragraph" style:parent-style-name="Standard">
      <style:text-properties officeooo:paragraph-rsid="001ff731"/>
    </style:style>
    <style:style style:name="P6" style:family="paragraph" style:parent-style-name="Table_20_Contents">
      <style:text-properties officeooo:rsid="0022e8ac" officeooo:paragraph-rsid="0022e8ac"/>
    </style:style>
    <style:style style:name="P7" style:family="paragraph" style:parent-style-name="Text_20_body">
      <style:text-properties fo:font-weight="bold" officeooo:rsid="001ee0fe" officeooo:paragraph-rsid="001ee0fe" style:font-weight-asian="bold" style:font-weight-complex="bold"/>
    </style:style>
    <style:style style:name="P8" style:family="paragraph" style:parent-style-name="Text_20_body">
      <style:text-properties officeooo:rsid="001ee0fe" officeooo:paragraph-rsid="001ee0fe"/>
    </style:style>
    <style:style style:name="P9" style:family="paragraph" style:parent-style-name="Text_20_body">
      <style:paragraph-properties fo:break-before="page"/>
      <style:text-properties officeooo:rsid="001ee0fe" officeooo:paragraph-rsid="001ee0fe"/>
    </style:style>
    <style:style style:name="P10" style:family="paragraph" style:parent-style-name="Text_20_body">
      <style:text-properties fo:font-weight="normal" officeooo:rsid="001ff731" officeooo:paragraph-rsid="001ff731" style:font-weight-asian="normal" style:font-weight-complex="normal"/>
    </style:style>
    <style:style style:name="T1" style:family="text">
      <style:text-properties officeooo:rsid="0017908d"/>
    </style:style>
    <style:style style:name="T2" style:family="text">
      <style:text-properties officeooo:rsid="00191a88"/>
    </style:style>
    <style:style style:name="T3" style:family="text">
      <style:text-properties style:font-name="Liberation Sans" fo:font-size="18.2000007629395pt" fo:font-weight="bold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19758d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5" style:family="text">
      <style:text-properties style:font-name="Liberation Sans" fo:font-size="18.2000007629395pt" style:font-name-asian="Noto Sans CJK SC Regular" style:font-size-asian="18.2000007629395pt" style:font-name-complex="FreeSans1" style:font-size-complex="18.2000007629395pt"/>
    </style:style>
    <style:style style:name="T6" style:family="text">
      <style:text-properties officeooo:rsid="001a2fd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ee0fe"/>
    </style:style>
    <style:style style:name="T9" style:family="text">
      <style:text-properties fo:font-weight="normal" officeooo:rsid="001ff731" style:font-weight-asian="normal" style:font-weight-complex="normal"/>
    </style:style>
    <style:style style:name="T10" style:family="text">
      <style:text-properties officeooo:rsid="0023d30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omputerowe wsparcie projektowania leków, rok. Akad. 20<text:span text:style-name="T2">2</text:span><text:span text:style-name="T8">4</text:span>/<text:span text:style-name="T1">2</text:span><text:span text:style-name="T8">5</text:span>. Sprawdzian 1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Nr albumu</text:p>
          </table:table-cell>
          <table:table-cell table:style-name="Tabela1.B1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3">Imię, nazwisko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3">Grupa (pytania)</text:p>
          </table:table-cell>
          <table:table-cell table:style-name="Tabela1.B2" office:value-type="string">
            <text:p text:style-name="P1">20<text:span text:style-name="T2">2</text:span><text:span text:style-name="T8">4</text:span><text:span text:style-name="T1"> </text:span><text:span text:style-name="T6">A</text:span></text:p>
          </table:table-cell>
        </table:table-row>
        <table:table-row>
          <table:table-cell table:style-name="Tabela1.A2" office:value-type="string">
            <text:p text:style-name="P3">SMILES</text:p>
          </table:table-cell>
          <table:table-cell table:style-name="Tabela1.B2" office:value-type="string">
            <text:p text:style-name="P1"/>
          </table:table-cell>
        </table:table-row>
      </table:table>
      <text:p text:style-name="Standard"/>
      <text:p text:style-name="Standard"/>
      <text:p text:style-name="P8"><text:span text:style-name="T4">Z</text:span><text:span text:style-name="T3">adanie 1</text:span></text:p>
      <text:p text:style-name="P7"/>
      <text:p text:style-name="P7">pKa wszystkich grup których to może dotyczyć (załączyć rysunek); dołączyć odpowiedni wykres udziału poszczególnych form w zależności od pH</text:p>
      <text:p text:style-name="P10">Odpowiedź: ...</text:p>
      <text:p text:style-name="P8"><text:span text:style-name="T7"/></text:p>
      <text:p text:style-name="P7"/>
      <text:p text:style-name="P7">Czy związek ma szansę wchłaniać się w jamie ustnej, żołądku, jelitach? Odpowiedź krótko uzasadnić (1-2 zdania).</text:p>
      <text:p text:style-name="P10">Odpowiedź: ...</text:p>
      <text:p text:style-name="P8"><text:span text:style-name="T7"/></text:p>
      <text:p text:style-name="P8"><text:span text:style-name="T7"/></text:p>
      <text:p text:style-name="P7">Dla wartości pH typowych dla śliny, żołądka, jelita proszę policzyć logD w tych pH; podać wartości oraz załączyć odpowiednie wizualizacje</text:p>
      <text:p text:style-name="P10">Odpowiedź: ...</text:p>
      <text:p text:style-name="P8"><text:span text:style-name="T7"/></text:p>
      <text:p text:style-name="P8"><text:span text:style-name="T7"/></text:p>
      <text:p text:style-name="P7">Policzyć PSA (polar surface area 2D) i podać jego wartość</text:p>
      <text:p text:style-name="Preformatted_20_Text"/>
      <text:p text:style-name="P5"><text:span text:style-name="T9">Odpowiedź: </text:span>PSA <text:span text:style-name="T8">= ...</text:span></text:p>
      <text:p text:style-name="P8"><text:span text:style-name="T3"/></text:p>
      <text:p text:style-name="P8"><text:span text:style-name="T3"/></text:p>
      <text:p text:style-name="P9"><text:span text:style-name="T3">Zadanie 2</text:span></text:p>
      <text:p text:style-name="Text_20_body"><text:span text:style-name="T10">Z</text:span>rzut ekranu z bazy danych:</text:p>
      <text:p text:style-name="P8"><text:span text:style-name="T3"/></text:p>
      <text:p text:style-name="Text_20_body"><text:span text:style-name="T10">P</text:span>ropozycja <text:span text:style-name="T10">struktury </text:span>zmodyfikowanej cząsteczki:</text:p>
      <text:p text:style-name="P8"><text:span text:style-name="T3"/></text:p>
      <text:p text:style-name="P8"><text:span text:style-name="T3"/></text:p>
      <text:p text:style-name="P8"><text:span text:style-name="T3"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Cząsteczka</text:p>
          </table:table-cell>
          <table:table-cell table:style-name="Table1.A1" office:value-type="string">
            <text:p text:style-name="P6">MW</text:p>
          </table:table-cell>
          <table:table-cell table:style-name="Table1.C1" office:value-type="string">
            <text:p text:style-name="P6">logP</text:p>
          </table:table-cell>
        </table:table-row>
        <table:table-row>
          <table:table-cell table:style-name="Table1.A2" office:value-type="string">
            <text:p text:style-name="P6">Przed modyfikacją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Po modyfikacj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13T16:51:47.018741660</meta:creation-date>
    <dc:date>2024-11-26T13:58:13.748691213</dc:date>
    <meta:editing-duration>PT13M17S</meta:editing-duration>
    <meta:editing-cycles>14</meta:editing-cycles>
    <meta:generator>LibreOffice/24.2.6.2$Linux_X86_64 LibreOffice_project/420$Build-2</meta:generator>
    <meta:document-statistic meta:table-count="2" meta:image-count="0" meta:object-count="0" meta:page-count="2" meta:paragraph-count="23" meta:word-count="113" meta:character-count="768" meta:non-whitespace-character-count="678"/>
  </office:meta>
</office:document-meta>
</file>